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UTF8DecoderTest.test_3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UTF8DecoderTest.test_4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30">
            <text:p text:style-name="Table_20_Contents">30</text:p>
          </table:table-cell>
        </table:table-row>
        <table:table-row>
          <table:table-cell office:value-type="string">
            <text:p text:style-name="Table_20_Contents">UTF8DecoderTest.test_5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UTF8DecoderTest.test_6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UTF8DecoderTest.test_2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UTF8DecoderTest.test_0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UTF8DecoderTest.test_1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8">
            <text:p text:style-name="Table_20_Contents">8</text:p>
          </table:table-cell>
          <table:table-cell office:value-type="float" office:value="24">
            <text:p text:style-name="Table_20_Contents">2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